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2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22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21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20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9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9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8-05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6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4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3-10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3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2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1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1-04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10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5288" calcext:value-type="float">
            <text:p>59.83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9-10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9-05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8-1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876" calcext:value-type="float">
            <text:p>58.6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199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199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199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145101221001</text:p>
          </table:table-cell>
          <table:table-cell office:value-type="string" calcext:value-type="string">
            <text:p>198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